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E8000003E86EA58A12007E09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4" style:family="graphic" style:parent-style-name="objectwithoutfill">
      <style:graphic-properties svg:stroke-color="#ff0000" draw:marker-end="Puntas_20_de_20_flecha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6" style:family="graphic" style:parent-style-name="objectwithoutfill">
      <style:graphic-properties svg:stroke-color="#ffff00" draw:marker-end="Puntas_20_de_20_flecha_20_4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objectwithoutfill">
      <style:graphic-properties svg:stroke-color="#ffff00" draw:marker-end="Puntas_20_de_20_flecha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objectwithoutfill">
      <style:graphic-properties svg:stroke-color="#ffff00" draw:marker-end="Puntas_20_de_20_flecha_20_6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2" style:family="graphic" style:parent-style-name="objectwithoutfill">
      <style:graphic-properties svg:stroke-color="#ffff00" draw:marker-end="Puntas_20_de_20_flecha_20_7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8.999cm" svg:x="1cm" svg:y="5.35cm">
          <draw:image xlink:href="Pictures/10000201000003E8000003E86EA58A12007E0925.png" xlink:type="simple" xlink:show="embed" xlink:actuate="onLoad" draw:mime-type="image/png">
            <text:p/>
          </draw:image>
        </draw:frame>
        <draw:line draw:style-name="gr2" draw:text-style-name="P1" draw:layer="layout" svg:x1="13.1cm" svg:y1="18cm" svg:x2="13.2cm" svg:y2="25.4cm">
          <text:p/>
        </draw:line>
        <draw:frame draw:style-name="gr3" draw:text-style-name="P2" draw:layer="layout" svg:width="4.8cm" svg:height="1.2cm" svg:x="12cm" svg:y="25.6cm">
          <draw:text-box>
            <text:p><text:span text:style-name="T1">Northbridge</text:span></text:p>
          </draw:text-box>
        </draw:frame>
        <draw:line draw:style-name="gr4" draw:text-style-name="P1" draw:layer="layout" svg:x1="8.1cm" svg:y1="19cm" svg:x2="6.4cm" svg:y2="24.8cm">
          <text:p/>
        </draw:line>
        <draw:frame draw:style-name="gr5" draw:text-style-name="P3" draw:layer="layout" svg:width="4.7cm" svg:height="3.806cm" svg:x="4.6cm" svg:y="25cm">
          <draw:text-box>
            <text:p><text:span text:style-name="T1">Memory slots:</text:span></text:p>
            <text:p><text:span text:style-name="T1">Dual channel DDR3L</text:span></text:p>
            <text:p/>
          </draw:text-box>
        </draw:frame>
        <draw:line draw:style-name="gr6" draw:text-style-name="P1" draw:layer="layout" svg:x1="12cm" svg:y1="12.3cm" svg:x2="9.5cm" svg:y2="4.6cm">
          <text:p/>
        </draw:line>
        <draw:frame draw:style-name="gr7" draw:text-style-name="P2" draw:layer="layout" svg:width="4.5cm" svg:height="1.673cm" svg:x="7.7cm" svg:y="3cm">
          <draw:text-box>
            <text:p><text:span text:style-name="T1">Sata connectors</text:span></text:p>
          </draw:text-box>
        </draw:frame>
        <draw:line draw:style-name="gr8" draw:text-style-name="P1" draw:layer="layout" svg:x1="4.1cm" svg:y1="21.1cm" svg:x2="3.4cm" svg:y2="24.2cm">
          <text:p/>
        </draw:line>
        <draw:frame draw:style-name="gr9" draw:text-style-name="P2" draw:layer="layout" svg:width="2.2cm" svg:height="0.962cm" svg:x="2.7cm" svg:y="24.1cm">
          <draw:text-box>
            <text:p><text:span text:style-name="T1">BIOS</text:span></text:p>
          </draw:text-box>
        </draw:frame>
        <draw:line draw:style-name="gr10" draw:text-style-name="P1" draw:layer="layout" svg:x1="3.5cm" svg:y1="12.7cm" svg:x2="2.1cm" svg:y2="11.1cm">
          <text:p/>
        </draw:line>
        <draw:frame draw:style-name="gr11" draw:text-style-name="P2" draw:layer="layout" svg:width="3.1cm" svg:height="2.384cm" svg:x="0cm" svg:y="9.7cm">
          <draw:text-box>
            <text:p><text:span text:style-name="T1">PCI</text:span></text:p>
            <text:p><text:span text:style-name="T1">Express</text:span></text:p>
          </draw:text-box>
        </draw:frame>
        <draw:line draw:style-name="gr12" draw:text-style-name="P1" draw:layer="layout" svg:x1="17.8cm" svg:y1="9.4cm" svg:x2="17.6cm" svg:y2="5.2cm">
          <text:p/>
        </draw:line>
        <draw:frame draw:style-name="gr11" draw:text-style-name="P2" draw:layer="layout" svg:width="4.3cm" svg:height="2.384cm" svg:x="15.3cm" svg:y="3.4cm">
          <draw:text-box>
            <text:p><text:span text:style-name="T1">4-pin CPU</text:span></text:p>
            <text:p><text:span text:style-name="T1">Power connector</text:span></text:p>
          </draw:text-box>
        </draw:frame>
        <draw:frame draw:style-name="gr13" draw:text-style-name="P4" draw:layer="layout" svg:width="11.9cm" svg:height="1.673cm" svg:x="1.9cm" svg:y="1.3cm">
          <draw:text-box>
            <text:p>GA-IMBLAP3455 (Thin Mini-ITX Motherboard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1-02T16:12:37.951000000</dc:date>
    <meta:editing-duration>PT38M30S</meta:editing-duration>
    <meta:editing-cycles>7</meta:editing-cycles>
    <meta:generator>LibreOffice/7.0.2.2$Windows_X86_64 LibreOffice_project/8349ace3c3162073abd90d81fd06dcfb6b36b994</meta:generator>
    <meta:document-statistic meta:object-count="14"/>
  </office:meta>
</office:document-meta>
</file>